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3" style:family="paragraph" style:parent-style-name="Standard">
      <loext:graphic-properties draw:fill="solid" draw:fill-color="#ffffff"/>
      <style:paragraph-properties fo:margin-top="0cm" fo:margin-bottom="0cm" loext:contextual-spacing="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4" style:family="paragraph" style:parent-style-name="Standard">
      <style:paragraph-properties fo:margin-top="0.282cm" fo:margin-bottom="0cm" loext:contextual-spacing="false" fo:line-height="100%"/>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5" style:family="paragraph" style:parent-style-name="Standard">
      <loext:graphic-properties draw:fill="solid" draw:fill-color="#ffffff"/>
      <style:paragraph-properties fo:margin-top="0.282cm" fo:margin-bottom="0cm" loext:contextual-spacing="false" fo:line-height="100%" fo:background-color="#ffffff" fo:padding="0cm" fo:border="none"/>
    </style:style>
    <style:style style:name="P6" style:family="paragraph" style:parent-style-name="Standard">
      <loext:graphic-properties draw:fill="solid" draw:fill-color="#ffffff"/>
      <style:paragraph-properties fo:margin-top="0.282cm" fo:margin-bottom="0cm" loext:contextual-spacing="false" fo:line-height="100%"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7"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style:font-name-asian="Roboto2" style:font-size-asian="18pt" style:font-name-complex="Roboto2" style:font-size-complex="18pt"/>
    </style:style>
    <style:style style:name="P8"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fo:font-weight="bold" style:font-name-asian="Roboto2" style:font-size-asian="18pt" style:font-weight-asian="bold" style:font-name-complex="Roboto2" style:font-size-complex="18pt"/>
    </style:style>
    <style:style style:name="P9" style:family="paragraph" style:parent-style-name="Heading_20_2">
      <loext:graphic-properties draw:fill="solid" draw:fill-color="#ffffff"/>
      <style:paragraph-properties fo:margin-top="0.811cm" fo:margin-bottom="0cm" loext:contextual-spacing="false" fo:line-height="150%" fo:keep-together="auto" fo:background-color="#ffffff" fo:padding="0cm" fo:border="none" fo:keep-with-next="auto"/>
      <style:text-properties fo:color="#333333" style:font-name="Roboto" fo:font-size="15pt" style:text-underline-style="solid" style:text-underline-width="auto" style:text-underline-color="font-color" style:font-name-asian="Roboto2" style:font-size-asian="15pt" style:font-name-complex="Roboto2" style:font-size-complex="15pt"/>
    </style:style>
    <style:style style:name="P10" style:family="paragraph" style:parent-style-name="Heading_20_3">
      <loext:graphic-properties draw:fill="solid" draw:fill-color="#ffffff"/>
      <style:paragraph-properties fo:margin-left="0cm" fo:margin-right="0cm" fo:margin-top="0.811cm" fo:margin-bottom="0cm" loext:contextual-spacing="false" fo:line-height="150%" fo:keep-together="auto" fo:text-indent="0cm" style:auto-text-indent="false" fo:background-color="#ffffff" fo:padding="0cm" fo:border="none" fo:keep-with-next="auto"/>
      <style:text-properties fo:color="#333333"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P11" style:family="paragraph" style:parent-style-name="Standard">
      <style:paragraph-properties fo:margin-left="1.27cm" fo:margin-right="0cm" fo:margin-top="0.282cm" fo:margin-bottom="0cm" loext:contextual-spacing="false" fo:line-height="100%" fo:text-indent="0cm" style:auto-text-indent="false"/>
      <style:text-properties style:font-name="Roboto" style:font-name-asian="Roboto2" style:font-name-complex="Roboto2"/>
    </style:style>
    <style:style style:name="P12"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style:font-name-asian="Roboto2" style:font-name-complex="Roboto2"/>
    </style:style>
    <style:style style:name="P13"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officeooo:paragraph-rsid="0022f431" style:font-name-asian="Roboto2" style:font-name-complex="Roboto2"/>
    </style:style>
    <style:style style:name="P14"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officeooo:rsid="0014151c" officeooo:paragraph-rsid="0014151c" style:font-name-asian="Roboto2" style:font-name-complex="Roboto2"/>
    </style:style>
    <style:style style:name="P15" style:family="paragraph" style:parent-style-name="Standard">
      <loext:graphic-properties draw:fill="solid" draw:fill-color="#ffffff"/>
      <style:paragraph-properties fo:margin-left="0.811cm" fo:margin-right="0cm" fo:margin-top="0.282cm" fo:margin-bottom="0cm" loext:contextual-spacing="false" fo:line-height="100%" fo:text-indent="0cm" style:auto-text-indent="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6" style:family="paragraph" style:parent-style-name="Standard" style:master-page-name="Standard">
      <style:paragraph-properties fo:margin-top="0cm" fo:margin-bottom="0cm" loext:contextual-spacing="false" fo:text-align="center" style:justify-single-word="false" style:page-number="1"/>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17" style:family="paragraph" style:parent-style-name="Standard" style:list-style-name="WWNum1">
      <style:paragraph-properties fo:margin-left="1.27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18" style:family="paragraph" style:parent-style-name="Standard" style:list-style-name="WWNum3">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9" style:family="paragraph" style:parent-style-name="Standard" style:list-style-name="WWNum2">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0"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1"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c5d8f" officeooo:paragraph-rsid="0021b1a5" style:font-name-asian="Roboto2" style:font-size-asian="10.5pt" style:font-weight-asian="bold" style:font-name-complex="Roboto2" style:font-size-complex="10.5pt"/>
    </style:style>
    <style:style style:name="P22"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d1864" officeooo:paragraph-rsid="000d1864" style:font-name-asian="Roboto2" style:font-size-asian="10.5pt" style:font-weight-asian="bold" style:font-name-complex="Roboto2" style:font-size-complex="10.5pt"/>
    </style:style>
    <style:style style:name="P23"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092c2" officeooo:paragraph-rsid="001092c2" style:font-name-asian="Roboto2" style:font-size-asian="10.5pt" style:font-weight-asian="bold" style:font-name-complex="Roboto2" style:font-size-complex="10.5pt"/>
    </style:style>
    <style:style style:name="P24"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88f32" officeooo:paragraph-rsid="00188f32" style:font-name-asian="Roboto2" style:font-size-asian="10.5pt" style:font-weight-asian="bold" style:font-name-complex="Roboto2" style:font-size-complex="10.5pt"/>
    </style:style>
    <style:style style:name="P25"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2380f0" officeooo:paragraph-rsid="002380f0" style:font-name-asian="Roboto2" style:font-size-asian="10.5pt" style:font-weight-asian="bold" style:font-name-complex="Roboto2" style:font-size-complex="10.5pt"/>
    </style:style>
    <style:style style:name="P26"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none" fo:font-weight="bold" style:font-name-asian="Roboto2" style:font-size-asian="10.5pt" style:font-weight-asian="bold" style:font-name-complex="Roboto2" style:font-size-complex="10.5pt"/>
    </style:style>
    <style:style style:name="P27" style:family="paragraph" style:parent-style-name="Standard" style:list-style-name="WWNum5">
      <style:paragraph-properties fo:margin-left="1.27cm" fo:margin-right="0cm" fo:margin-top="0.282cm" fo:margin-bottom="0cm" loext:contextual-spacing="true" fo:line-height="100%" fo:text-indent="-0.635cm" style:auto-text-indent="false"/>
    </style:style>
    <style:style style:name="P28" style:family="paragraph" style:parent-style-name="Standard" style:list-style-name="WWNum1">
      <style:paragraph-properties fo:margin-left="2.54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29" style:family="paragraph" style:parent-style-name="Standard" style:list-style-name="WWNum4">
      <style:paragraph-properties fo:margin-left="2.54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30" style:family="paragraph" style:parent-style-name="Standard" style:list-style-name="WWNum4">
      <style:paragraph-properties fo:margin-left="2.54cm" fo:margin-right="0cm" fo:margin-top="0.282cm" fo:margin-bottom="0cm" loext:contextual-spacing="true" fo:line-height="100%" fo:text-indent="-0.635cm" style:auto-text-indent="false"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1" style:family="text">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2" style:family="text">
      <style:text-properties fo:color="#333333" style:font-name="Roboto" fo:font-size="10.5pt" fo:font-weight="bold" style:font-name-asian="Roboto2" style:font-size-asian="10.5pt" style:font-weight-asian="bold" style:font-name-complex="Roboto2" style:font-size-complex="10.5pt"/>
    </style:style>
    <style:style style:name="T3" style:family="text">
      <style:text-properties fo:color="#1155cc"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4" style:family="text">
      <style:text-properties fo:color="#3572b0"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5" style:family="text">
      <style:text-properties style:text-underline-style="none"/>
    </style:style>
    <style:style style:name="T6" style:family="text">
      <style:text-properties officeooo:rsid="0021b1a5"/>
    </style:style>
    <style:style style:name="T7" style:family="text">
      <style:text-properties officeooo:rsid="0022f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otential Match Util User guide</text:p>
      <text:p text:style-name="P4"/>
      <text:p text:style-name="P3">The Potential match Extract Tool is used to extract the Reltio Matched Entities OV data from the specified tenant by creating a simple configuration properties file without doing any programming.</text:p>
      <text:p text:style-name="P3">In this extraction process only those values of an attribute come to the extract file which are having "ov=true" along with Match URIs . </text:p>
      <text:p text:style-name="P6">The Potential Extract Report can be used for match/merge Analysis.</text:p>
      <text:p text:style-name="P6"/>
      <text:p text:style-name="P6">The Link to Download the Jar File : </text:p>
      <text:p text:style-name="P5"><text:a xlink:type="simple" xlink:href="https://drive.google.com/open?id=1pAogI7Ffp0oJPhRd5u2Enj1QGv1Tw9ec" text:style-name="Internet_20_link" text:visited-style-name="Visited_20_Internet_20_Link"><text:span text:style-name="T3"><text:s/>reltio-pm-extractReport-0.0.3.jar</text:span></text:a></text:p>
      <text:p text:style-name="P5"><text:a xlink:type="simple" xlink:href="https://reltio.jira.com/wiki/download/attachments/64192729/reltio-data-extract-entity-ov-1.1.0.jar?version=1&amp;modificationDate=1439982107721&amp;cacheVersion=1&amp;api=v2" text:style-name="Internet_20_link" text:visited-style-name="Visited_20_Internet_20_Link"/></text:p>
      <text:list xml:id="list3505650471728472093" text:style-name="WWNum1">
        <text:list-item>
          <text:p text:style-name="P17">Supported Features:</text:p>
        </text:list-item>
        <text:list-item>
          <text:p text:style-name="P17">Match Extract overall steps.</text:p>
          <text:list>
            <text:list-item>
              <text:p text:style-name="P28">Step 1: Preparing Attribute Properties File</text:p>
            </text:list-item>
            <text:list-item>
              <text:p text:style-name="P28">Step 2: Preparing job configuration file </text:p>
            </text:list-item>
            <text:list-item>
              <text:p text:style-name="P28">Step 3: Running the Jar to Generate the Extract </text:p>
            </text:list-item>
          </text:list>
        </text:list-item>
        <text:list-item>
          <text:p text:style-name="P17">Output Extract File </text:p>
        </text:list-item>
      </text:list>
      <text:p text:style-name="P7"><text:bookmark text:name="_1dlankppgiot"/></text:p>
      <text:p text:style-name="P7"><text:bookmark text:name="_wlflrjn6y7y1"/></text:p>
      <text:p text:style-name="P7"><text:bookmark text:name="_fz0iyu1ehttx"/>Supported Features:</text:p>
      <text:list xml:id="list670021929909236027" text:style-name="WWNum3">
        <text:list-item>
          <text:p text:style-name="P18">This tool extracts entity level attributes specified in the attribute properties file <text:s/>that are simple, nested and reference attributes along with Matched URIs.</text:p>
        </text:list-item>
        <text:list-item>
          <text:p text:style-name="P18">Supports only CSV file as output.</text:p>
        </text:list-item>
        <text:list-item>
          <text:p text:style-name="P18">Supports Transitive Matches</text:p>
        </text:list-item>
      </text:list>
      <text:p text:style-name="P6"><text:s/></text:p>
      <text:p text:style-name="P7"><text:bookmark text:name="_aw5lbcmmjlu"/></text:p>
      <text:p text:style-name="P7"><text:bookmark text:name="_92he8okkkd8b"/>Potential Match Extract overall steps.</text:p>
      <text:list xml:id="list7389356115860023338" text:style-name="WWNum2">
        <text:list-item>
          <text:p text:style-name="P19"><text:soft-page-break/>Identify the Reltio Attributes that needs to be extracted to check the Matches and prepare the attribute properties file.</text:p>
        </text:list-item>
        <text:list-item>
          <text:p text:style-name="P19">Create the Job Configuration file which holds output, mapping document path and output file format.</text:p>
        </text:list-item>
        <text:list-item>
          <text:p text:style-name="P19">Execute the jar file with the created Job Configuration Properties file.</text:p>
        </text:list-item>
      </text:list>
      <text:p text:style-name="P6"><text:s/></text:p>
      <text:p text:style-name="P6"><text:s/></text:p>
      <text:p text:style-name="P9"><text:bookmark text:name="_fumz8j5ae48e"/>Step 1: Preparing Attribute Properties File</text:p>
      <text:list xml:id="list276812289328609610" text:style-name="WWNum4">
        <text:list-item>
          <text:list>
            <text:list-item>
              <text:p text:style-name="P29">The Attribute Properties <text:s/>File can be either a properties file or a text <text:s/>file .</text:p>
            </text:list-item>
            <text:list-item>
              <text:p text:style-name="P29">The format of the file is &lt;&lt;Reltio Attribute Name&gt;&gt; = &lt;&lt;No: of values to be extracted&gt;&gt;</text:p>
            </text:list-item>
            <text:list-item>
              <text:p text:style-name="P30">No. of values to be extracted is optional as the default brings one value.</text:p>
            </text:list-item>
          </text:list>
        </text:list-item>
      </text:list>
      <text:p text:style-name="P6"><text:s/></text:p>
      <text:p text:style-name="P10"><text:bookmark text:name="_i8k9mq78uve1"/>Sample Attribute Properties File : </text:p>
      <text:p text:style-name="P11">FirstName</text:p>
      <text:p text:style-name="P11">LastName</text:p>
      <text:p text:style-name="P11">Address.AddressLine1</text:p>
      <text:p text:style-name="P11">Address.AddressLine2</text:p>
      <text:p text:style-name="P11">Address.City</text:p>
      <text:p text:style-name="P11">Address.State</text:p>
      <text:p text:style-name="P11">Address.Zip5</text:p>
      <text:p text:style-name="P11">Identifiers.Type</text:p>
      <text:p text:style-name="P11">Identifiers.Id</text:p>
      <text:p text:style-name="P11">Etc…</text:p>
      <text:p text:style-name="P9"><text:bookmark text:name="_aya22v9azo0k"/></text:p>
      <text:p text:style-name="P9"><text:bookmark text:name="_c3d5jptklinb"/>Step 2: Preparing job configuration file </text:p>
      <text:p text:style-name="P6"><text:s/></text:p>
      <text:p text:style-name="P6"><text:soft-page-break/>To prepare the job configuration file we need to declare these properties in the job configuration file.</text:p>
      <text:list xml:id="list371683862147946994" text:style-name="WWNum5">
        <text:list-item>
          <text:p text:style-name="P27"><text:span text:style-name="T1">RELTIO_SERVER_HOST = &lt;Server Host URL&gt;(Example </text:span><text:a xlink:type="simple" xlink:href="https://sndbx.reltio.com/" text:style-name="Internet_20_link" text:visited-style-name="Visited_20_Internet_20_Link"><text:span text:style-name="T4">https://sndbx.reltio.com</text:span></text:a><text:span text:style-name="T1">)</text:span></text:p>
        </text:list-item>
        <text:list-item>
          <text:p text:style-name="P20">TENANT_ID = &lt;Tenant Id&gt; </text:p>
        </text:list-item>
        <text:list-item>
          <text:p text:style-name="P27"><text:span text:style-name="T1">AUTH_URL = </text:span><text:a xlink:type="simple" xlink:href="https://auth.reltio.com/oauth/token" text:style-name="Internet_20_link" text:visited-style-name="Visited_20_Internet_20_Link"><text:span text:style-name="T4">https://auth.reltio.com/oauth/token</text:span></text:a></text:p>
        </text:list-item>
        <text:list-item>
          <text:p text:style-name="P20">ENTITY_TYPE = &lt;HCO or HCP or SoldToCustomer or any other entity type for which we are generating the extract&gt;</text:p>
        </text:list-item>
        <text:list-item>
          <text:p text:style-name="P20">USERNAME = &lt;Reltio user name of the user&gt;</text:p>
        </text:list-item>
        <text:list-item>
          <text:p text:style-name="P20">PASSWORD = &lt;Reltio password ,used to acquire the access token&gt;</text:p>
        </text:list-item>
        <text:list-item>
          <text:p text:style-name="P20">OV_ATTRIBUTE_FILE_LOCATION = &lt;The Name of the attribute properties file with its full path&gt;(Example : C:\\QA_Support_Internal\\OV and XREF Extract Testing\\ov\\Entity_Type_HCO\\product-attributes-ov.properties )</text:p>
        </text:list-item>
        <text:list-item>
          <text:p text:style-name="P20">OUTPUT_FILE_LOCATION = &lt;The Name of the output extract csv <text:s/>file with its full path&gt;(Example : C:\\QA_Support_Internal\\OV and XREF Extract Testing\\ov\\Entity_Type_HCO\\tenant_extract_HCO.csv)</text:p>
        </text:list-item>
        <text:list-item>
          <text:p text:style-name="P20">FILE_FORMAT = &lt;CSV/Flat&gt;</text:p>
        </text:list-item>
        <text:list-item>
          <text:p text:style-name="P20">HEADER_REQUIRED =Yes <text:s text:c="2"/>&lt;If Header row required in the file or not (Yes/No)&gt;</text:p>
        </text:list-item>
        <text:list-item>
          <text:p text:style-name="P20">THREAD_COUNT = &lt;No. of Threads to be used to take the extract &gt; (Example 20)</text:p>
        </text:list-item>
        <text:list-item>
          <text:p text:style-name="P20">TRANSITIVE_MATCH=false&lt;Is Transitive matches required or not (true/false)&gt;</text:p>
        </text:list-item>
        <text:list-item>
          <text:p text:style-name="P21"><text:span text:style-name="T6">RECORDS_PER_POST</text:span>=100 (No of records per call. Default 100)</text:p>
        </text:list-item>
        <text:list-item>
          <text:p text:style-name="P22">EXTRACT_PER_RULE=false (Extract the potential matches per rule. If it is true then tool will create multiple files with the matchrule name. Default is false)</text:p>
        </text:list-item>
        <text:list-item>
          <text:p text:style-name="P23">FILTER_CONDITION=contains(attributes.LegacyData.ID,'*00')<text:span text:style-name="T5"> This is an optional parameter and used to filter the records based on filter condition.</text:span></text:p>
        </text:list-item>
        <text:list-item>
          <text:p text:style-name="P24">TARGET_RULE=configuration/entityTypes/Individual/matchGroups/Rule5 (If specified the <text:s/>the potential match extract create an report for the specified rule)</text:p>
        </text:list-item>
        <text:list-item>
          <text:p text:style-name="P24">SAMPLE_SIZE=1000</text:p>
        </text:list-item>
        <text:list-item>
          <text:p text:style-name="P25">HTTP_PROXY_HOST=&lt;&lt;Proxy Host&gt;&gt;</text:p>
        </text:list-item>
        <text:list-item>
          <text:p text:style-name="P25">HTTP_PROXY_PORT=&lt;&lt;Proxy Port&gt;&gt;</text:p>
          <text:p text:style-name="P22"/>
          <text:p text:style-name="P26"/>
        </text:list-item>
      </text:list>
      <text:p text:style-name="P2"/>
      <text:p text:style-name="P6">Sample Configuration file</text:p>
      <text:p text:style-name="P12">AUTH_URL=https://auth.reltio.com/oauth/token</text:p>
      <text:p text:style-name="P12">USERNAME=mohan.kumar@reltio.com</text:p>
      <text:p text:style-name="P12">PASSWORD=</text:p>
      <text:p text:style-name="P12">TENANT_ID=9eBTsa2qL8ZgG7e</text:p>
      <text:p text:style-name="P12">RELTIO_SERVER_HOST=sndbx.reltio.com</text:p>
      <text:p text:style-name="P12"><text:soft-page-break/>THREAD_COUNT=20(Recommended)</text:p>
      <text:p text:style-name="P12">ENTITY_TYPE=HCP</text:p>
      <text:p text:style-name="P12">OV_ATTRIBUTE_FILE_LOCATION=hcp-mapping.properties</text:p>
      <text:p text:style-name="P12">OUTPUT_FILE_LOCATION=pm-extracts-hcp.csv</text:p>
      <text:p text:style-name="P12">FILE_FORMAT=CSV</text:p>
      <text:p text:style-name="P12">HEADER_REQUIRED=Yes</text:p>
      <text:p text:style-name="P13"><text:span text:style-name="T7">RECORDS_PER_POST</text:span>=100</text:p>
      <text:p text:style-name="P12">TRANSITIVE_MATCH=false(Default)</text:p>
      <text:p text:style-name="P14">EXTRACT_PER_RULE=true</text:p>
      <text:p text:style-name="P14">FILTER_CONDITION=contains(attributes.LegacyData.ID,'*00')</text:p>
      <text:p text:style-name="P14"/>
      <text:p text:style-name="P6"/>
      <text:p text:style-name="P9"><text:bookmark text:name="_qjz0j3f9b22n"/>Step 3: Running the Jar to Generate the Extract </text:p>
      <text:p text:style-name="P6">To run the jar the following command is used :</text:p>
      <text:p text:style-name="P6">java -jar &lt;&lt;Jar file Name&gt;&gt;(Example : reltio-pm-extractReport-0.0.3.jar ) &lt;&lt;Job Configuration File Name&gt;&gt;(Example : job_configuration.properties) <text:s/>&gt; &lt;&lt;Name of the log file&gt;&gt;(Example: Tenant_Extract.log) </text:p>
      <text:p text:style-name="P5"><text:span text:style-name="T2"><text:s text:c="8"/></text:span><text:span text:style-name="T1">On Windows </text:span></text:p>
      <text:p text:style-name="P15">java -jar reltio-pm-extractReport-0.0.3.jar <text:s/>job_configuration.properties &gt; $logfilepath$</text:p>
      <text:p text:style-name="P15">On Unix</text:p>
      <text:p text:style-name="P15">nohup java -jar <text:s/>reltio-pm-extractReport-0.0.3.jar <text:s/>job_configuration.properties <text:s/>&gt; $logfilepath$ 2&gt;&amp;1 &amp;</text:p>
      <text:p text:style-name="P6"/>
      <text:p text:style-name="P6"><text:s/></text:p>
      <text:p text:style-name="P8"><text:bookmark text:name="_2f7w01p03yk2"/>Output Extract File </text:p>
      <text:p text:style-name="P6">The output CSV extract file contains the attributes which were defined in the attribute properties file along with the Matched record URI for all the entities from tenant .Sample output extract file :</text:p>
      <text:p text:style-name="P5"><text:a xlink:type="simple" xlink:href="https://drive.google.com/open?id=1irSWCqM07EaAFvjs3ghb_8EV8_bWH3Cr" text:style-name="Internet_20_link" text:visited-style-name="Visited_20_Internet_20_Link"><text:span text:style-name="T3">TRANSITIVE_pm-extracts-hcp.csv</text:span></text:a></text:p>
      <text:p text:style-name="P1"><text:a xlink:type="simple" xlink:href="https://drive.google.com/open?id=1KtnA8Xe1RVZ7TBPxn9ovG3mZVeCZczoj" text:style-name="Internet_20_link" text:visited-style-name="Visited_20_Internet_20_Link"><text:span text:style-name="T3">NON-TRANSITIVE_pm-extracts-hcp.cs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 style:display-name="ListLabel 3"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 style:display-name="ListLabel 4"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style:font-name="Roboto" fo:font-family="Roboto" style:font-family-generic="roman" style:font-pitch="variable"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Roboto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Roboto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6T12:49:55.825194328</dc:date>
    <meta:editing-duration>PT9M51S</meta:editing-duration>
    <meta:editing-cycles>14</meta:editing-cycles>
    <meta:generator>LibreOffice/5.1.6.2$Linux_X86_64 LibreOffice_project/10m0$Build-2</meta:generator>
    <meta:document-statistic meta:table-count="0" meta:image-count="0" meta:object-count="0" meta:page-count="4" meta:paragraph-count="91" meta:word-count="627" meta:character-count="4765" meta:non-whitespace-character-count="4218"/>
  </office:meta>
</office:document-meta>
</file>